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auto-grow-height="true" fo:min-height="3.178cm"/>
    </style:style>
    <style:style style:name="pr8" style:family="presentation" style:parent-style-name="Default-outline1">
      <style:graphic-properties draw:auto-grow-height="true" fo:min-height="14.267cm"/>
    </style:style>
    <style:style style:name="pr9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ccff" fo:font-size="20pt" style:font-size-asian="20pt" style:font-size-complex="20pt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23ff23" fo:font-size="26pt" style:font-size-asian="26pt" style:font-size-complex="26pt"/>
    </style:style>
    <style:style style:name="T7" style:family="text">
      <style:text-properties fo:color="#ffff00" fo:font-size="26pt" style:font-size-asian="26pt" style:font-size-complex="26pt"/>
    </style:style>
    <style:style style:name="T8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etworks, DNS</presentation:footer-decl>
      <presentation:footer-decl presentation:name="ftr2">CMPTxxxx</presentation:footer-decl>
      <presentation:date-time-decl presentation:name="dtd1" presentation:source="fixed">20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Networks: DNS, byte order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text-style-name="P2" draw:layer="layout" svg:width="8.617cm" svg:height="1.995cm" svg:x="18.477cm" svg:y="8.95cm">
          <draw:text-box>
            <text:p><text:span text:style-name="T1">See:</text:span></text:p>
            <text:list text:style-name="L1">
              <text:list-item>
                <text:p><text:span text:style-name="T2"><text:a xlink:href="http://twu.seanho.com/09spr/cmpt166/examples/socket/">socket/ example code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view last time: network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OSI 7-layer model of networks</text:span></text:p>
              </text:list-item>
              <text:list-item>
                <text:p><text:span text:style-name="T3">IP addresses, subnets</text:span></text:p>
                <text:list>
                  <text:list-item>
                    <text:p><text:span text:style-name="T3">NAT</text:span></text:p>
                  </text:list-item>
                  <text:list-item>
                    <text:p><text:span text:style-name="T3">IPv6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Reserved IP addresses</text:p>
          </draw:text-box>
        </draw:frame>
        <draw:frame presentation:style-name="pr8" draw:text-style-name="P1" draw:layer="layout" svg:width="25.199cm" svg:height="14.307cm" svg:x="1.4cm" svg:y="4.507cm" presentation:class="outline" presentation:user-transformed="true">
          <draw:text-box>
            <text:list text:style-name="L2">
              <text:list-item>
                <text:p text:style-name="P1">Special <text:span text:style-name="T3">reserved</text:span> IP addresses:</text:p>
                <text:list>
                  <text:list-item>
                    <text:p text:style-name="P1"><text:span text:style-name="T3">Private</text:span>: <text:span text:style-name="T4">192.168.</text:span>*/<text:span text:style-name="T4">16</text:span>, <text:span text:style-name="T4">172.16</text:span>.*/<text:span text:style-name="T4">12</text:span>, <text:span text:style-name="T4">10</text:span>.*/<text:span text:style-name="T4">8</text:span></text:p>
                  </text:list-item>
                  <text:list-item>
                    <text:p text:style-name="P1"><text:span text:style-name="T3">Broadcast</text:span>: send to whole subnet</text:p>
                    <text:list>
                      <text:list-item>
                        <text:p text:style-name="P1"><text:span text:style-name="T5">e.g., </text:span><text:span text:style-name="T6">192.168.1.255</text:span><text:span text:style-name="T5"> floods </text:span><text:span text:style-name="T6">192.168.1</text:span><text:span text:style-name="T5">/</text:span><text:span text:style-name="T6">24</text:span></text:p>
                      </text:list-item>
                      <text:list-item>
                        <text:p text:style-name="P1"><text:span text:style-name="T6">255.255.255.255</text:span><text:span text:style-name="T5">: </text:span><text:span text:style-name="T7">limited broadcast</text:span><text:span text:style-name="T5"> to LAN</text:span></text:p>
                      </text:list-item>
                    </text:list>
                  </text:list-item>
                  <text:list-item>
                    <text:p text:style-name="P1"><text:span text:style-name="T3">Multicast</text:span>: <text:span text:style-name="T4">224.0.0.0</text:span> – <text:span text:style-name="T4">239.255.255.255</text:span></text:p>
                    <text:list>
                      <text:list-item>
                        <text:p text:style-name="P1"><text:span text:style-name="T5">Each addr represents a </text:span><text:span text:style-name="T7">group</text:span><text:span text:style-name="T5"> of listeners</text:span></text:p>
                      </text:list-item>
                      <text:list-item>
                        <text:p text:style-name="P1"><text:span text:style-name="T5">Hosts may </text:span><text:span text:style-name="T7">subscribe</text:span><text:span text:style-name="T5"> to a multicast address</text:span></text:p>
                      </text:list-item>
                    </text:list>
                  </text:list-item>
                  <text:list-item>
                    <text:p text:style-name="P1"><text:span text:style-name="T3">Localhost</text:span>: <text:span text:style-name="T4">127</text:span>.*/<text:span text:style-name="T4">8</text:span>, e.g., <text:span text:style-name="T4">127.0.0.1</text:span></text:p>
                    <text:list>
                      <text:list-item>
                        <text:p text:style-name="P1"><text:span text:style-name="T5">Same host that we're running 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From names to numbers: DNS</text:p>
          </draw:text-box>
        </draw:frame>
        <draw:frame presentation:style-name="pr5" draw:layer="layout" svg:width="25.199cm" svg:height="14.396cm" svg:x="1.4cm" svg:y="4.507cm" presentation:class="outline" presentation:user-transformed="true">
          <draw:text-box>
            <text:list text:style-name="L2">
              <text:list-item>
                <text:p>Want to say “<text:span text:style-name="T4">twu.ca</text:span>” instead of <text:span text:style-name="T4">64.114.134.52</text:span></text:p>
              </text:list-item>
              <text:list-item>
                <text:p><text:span text:style-name="T3">Top-level domains</text:span>: .<text:span text:style-name="T4">com</text:span>, .<text:span text:style-name="T4">org</text:span>, .<text:span text:style-name="T4">ca</text:span>, etc.</text:p>
              </text:list-item>
              <text:list-item>
                <text:p><text:span text:style-name="T3">DNS</text:span> (Domain Name System):</text:p>
                <text:list>
                  <text:list-item>
                    <text:p>Query <text:span text:style-name="T3">local server</text:span> for host's IP address</text:p>
                    <text:list>
                      <text:list-item>
                        <text:p>May return <text:span text:style-name="T3">several</text:span> IP addresses!</text:p>
                      </text:list-item>
                      <text:list-item>
                        <text:p>Also info on <text:span text:style-name="T3">mail</text:span> server, owner, etc.</text:p>
                      </text:list-item>
                    </text:list>
                  </text:list-item>
                  <text:list-item>
                    <text:p><text:span text:style-name="T3">Authoritative</text:span> for its own domain</text:p>
                  </text:list-item>
                  <text:list-item>
                    <text:p>If it doesn't know, it asks <text:span text:style-name="T3">other</text:span> servers</text:p>
                    <text:list>
                      <text:list-item>
                        <text:p>Which may tell it <text:span text:style-name="T3">which</text:span> server to ask</text:p>
                      </text:list-item>
                    </text:list>
                  </text:list-item>
                  <text:list-item>
                    <text:p><text:span text:style-name="T3">Root servers</text:span>: [<text:span text:style-name="T4">a</text:span>-<text:span text:style-name="T4">m</text:span>].<text:span text:style-name="T4">root-servers.ne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NS lookup: gethostbyname()</text:p>
          </draw:text-box>
        </draw:frame>
        <draw:frame presentation:style-name="pr5" draw:layer="layout" svg:width="25.199cm" svg:height="15.571cm" svg:x="1.4cm" svg:y="4.0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#include &lt;netdb.h&gt;</text:span></text:p>
                      </text:list-item>
                      <text:list-item>
                        <text:p><text:span text:style-name="T4">struct hostent* myDNS =</text:span><text:span text:style-name="T4"><text:line-break/></text:span><text:span text:style-name="T3">gethostbyname</text:span><text:span text:style-name="T4">( “</text:span><text:span text:style-name="T8"><text:a xlink:href="http://www.twu.ca/">www.twu.ca</text:a></text:span><text:span text:style-name="T4">” );</text:span></text:p>
                      </text:list-item>
                    </text:list>
                  </text:list-item>
                </text:list>
              </text:list-item>
              <text:list-item>
                <text:p>Returns <text:span text:style-name="T3">DNS record</text:span> as a <text:span text:style-name="T4">hostent</text:span> struct:</text:p>
                <text:list>
                  <text:list-item>
                    <text:p><text:span text:style-name="T3">h_name</text:span> (<text:span text:style-name="T4">char*</text:span>): the canonical name</text:p>
                  </text:list-item>
                  <text:list-item>
                    <text:p><text:span text:style-name="T3">h_aliases</text:span> (<text:span text:style-name="T4">char**</text:span>): other aliases (array)</text:p>
                  </text:list-item>
                  <text:list-item>
                    <text:p><text:span text:style-name="T3">h_addrtype</text:span> (<text:span text:style-name="T4">int</text:span>): AF_INET</text:p>
                  </text:list-item>
                  <text:list-item>
                    <text:p><text:span text:style-name="T3">length</text:span> (<text:span text:style-name="T4">int</text:span>): 4 bytes for IPv4</text:p>
                  </text:list-item>
                  <text:list-item>
                    <text:p><text:span text:style-name="T3">h_addr_list</text:span> (<text:span text:style-name="T4">struct in_addr**</text:span>): IP addrs</text:p>
                  </text:list-item>
                  <text:list-item>
                    <text:p><text:span text:style-name="T3">h_addr</text:span> (<text:span text:style-name="T4">in_addr*</text:span>): pick one IP address</text:p>
                  </text:list-item>
                </text:list>
              </text:list-item>
              <text:list-item>
                <text:p>Only for <text:span text:style-name="T3">IPv4</text:span>! <text:s/>See <text:span text:style-name="T4">getaddrinfo()</text:span> for IPv6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or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 socket needs both an <text:span text:style-name="T3">IP address</text:span> and a <text:span text:style-name="T3">port</text:span></text:p>
              </text:list-item>
              <text:list-item>
                <text:p>Ports <text:span text:style-name="T4">0</text:span> – <text:span text:style-name="T4">1023</text:span> are <text:span text:style-name="T3">reserved</text:span> for specific uses</text:p>
                <text:list>
                  <text:list-item>
                    <text:p>53:<text:span text:style-name="T4">dns</text:span>, 80:<text:span text:style-name="T4">http</text:span>, 587:<text:span text:style-name="T4">smtp submit</text:span>, etc.</text:p>
                  </text:list-item>
                </text:list>
              </text:list-item>
              <text:list-item>
                <text:p>Ports <text:span text:style-name="T4">1024</text:span> – <text:span text:style-name="T4">49151</text:span> are <text:span text:style-name="T3">registered</text:span> but free</text:p>
                <text:list>
                  <text:list-item>
                    <text:p>Open, but register with an ICANN registrar to ensure <text:span text:style-name="T3">interoperation</text:span> with other apps</text:p>
                  </text:list-item>
                  <text:list-item>
                    <text:p><text:span text:style-name="T4">/etc/services</text:span> for a list</text:p>
                  </text:list-item>
                </text:list>
              </text:list-item>
              <text:list-item>
                <text:p>Ports <text:span text:style-name="T4">49152</text:span> – <text:span text:style-name="T4">65535</text:span> are <text:span text:style-name="T3">dynamic</text:span> for everyone</text:p>
                <text:list>
                  <text:list-item>
                    <text:p>Often used for <text:span text:style-name="T3">outgoing</text:span> client connection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Network byte order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ge-old problem: how to store <text:span text:style-name="T3">multi-byte</text:span> nums?</text:p>
              </text:list-item>
              <text:list-item>
                <text:p><text:span text:style-name="T3">Little-endian</text:span>: least-significant byte (LSB) first</text:p>
                <text:list>
                  <text:list-item>
                    <text:p>(hex) <text:span text:style-name="T4">1 E</text:span> → <text:span text:style-name="T4">1</text:span>(1) + <text:span text:style-name="T4">14</text:span>(16) = <text:span text:style-name="T4">225</text:span></text:p>
                  </text:list-item>
                  <text:list-item>
                    <text:p><text:span text:style-name="T3">Intel</text:span> CPUs</text:p>
                  </text:list-item>
                </text:list>
              </text:list-item>
              <text:list-item>
                <text:p><text:span text:style-name="T3">Big-endian</text:span>: most-significant byte (MSB) first</text:p>
                <text:list>
                  <text:list-item>
                    <text:p>(hex) <text:span text:style-name="T4">1 E</text:span> → <text:span text:style-name="T4">1</text:span>(16) + <text:span text:style-name="T4">14</text:span>(1) = <text:span text:style-name="T4">30</text:span></text:p>
                  </text:list-item>
                  <text:list-item>
                    <text:p>Matches how we <text:span text:style-name="T3">write</text:span> numbers</text:p>
                  </text:list-item>
                  <text:list-item>
                    <text:p>PowerPC, Sun Sparc, <text:span text:style-name="T3">ARM</text:span> (configurable)</text:p>
                  </text:list-item>
                </text:list>
              </text:list-item>
              <text:list-item>
                <text:p><text:span text:style-name="T3">Network</text:span> byte order (e.g., headers) is<text:span text:style-name="T3"> big-endia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Byte swapping function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Functions to <text:span text:style-name="T3">convert</text:span> between:<text:line-break/><text:span text:style-name="T3">host</text:span> byte ordering and <text:span text:style-name="T3">network</text:span> byte ordering</text:p>
                <text:list>
                  <text:list-item>
                    <text:p>For <text:span text:style-name="T3">shorts</text:span> (16bit) or <text:span text:style-name="T3">longs</text:span> (32bit)</text:p>
                  </text:list-item>
                </text:list>
              </text:list-item>
              <text:list-item>
                <text:p><text:span text:style-name="T3">Host</text:span> to <text:span text:style-name="T3">network</text:span>, for <text:span text:style-name="T3">shorts</text:span>:</text:p>
                <text:list>
                  <text:list-item>
                    <text:p><text:span text:style-name="T4">uint_16t </text:span><text:span text:style-name="T3">htons</text:span><text:span text:style-name="T4">(uint_16t v);</text:span></text:p>
                    <text:list>
                      <text:list-item>
                        <text:p><text:span text:style-name="T4">serverAddr.sin_port = </text:span><text:span text:style-name="T3">htons</text:span><text:span text:style-name="T4">( 4410 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etwork</text:span> to <text:span text:style-name="T3">host</text:span>, for <text:span text:style-name="T3">longs</text:span>:</text:p>
                <text:list>
                  <text:list-item>
                    <text:p><text:span text:style-name="T4">uint_32t </text:span><text:span text:style-name="T3">ntohl</text:span><text:span text:style-name="T4">(uint_32t v);</text:span></text:p>
                  </text:list-item>
                </text:list>
              </text:list-item>
              <text:list-item>
                <text:p>etc.: <text:span text:style-name="T4">htons</text:span>(), <text:span text:style-name="T4">htonl</text:span>(), <text:span text:style-name="T4">ntohs</text:span>(), <text:span text:style-name="T4">ntohl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String display of IP addresses</text:p>
          </draw:text-box>
        </draw:frame>
        <draw:frame presentation:style-name="pr5" draw:layer="layout" svg:width="25.199cm" svg:height="14.271cm" svg:x="1.4cm" svg:y="4.507cm" presentation:class="outline" presentation:user-transformed="true">
          <draw:text-box>
            <text:list text:style-name="L2">
              <text:list-item>
                <text:p>IP addresses are <text:span text:style-name="T3">stored</text:span> as <text:span text:style-name="T4">struct in_addr:</text:span></text:p>
                <text:list>
                  <text:list-item>
                    <text:p><text:span text:style-name="T3">4 bytes</text:span> (1 <text:span text:style-name="T4">unsigned long</text:span> <text:span text:style-name="T4">int</text:span>)</text:p>
                  </text:list-item>
                </text:list>
              </text:list-item>
              <text:list-item>
                <text:p>Not same as the <text:span text:style-name="T3">string:</text:span> “<text:span text:style-name="T4">64.114.134.52</text:span>”!</text:p>
                <text:list>
                  <text:list-item>
                    <text:list>
                      <text:list-item>
                        <text:p><text:span text:style-name="T4">#include &lt;</text:span><text:span text:style-name="T3">arpa/inet.h</text:span><text:span text:style-name="T4">&gt;</text:span></text:p>
                      </text:list-item>
                      <text:list-item>
                        <text:p><text:span text:style-name="T4">struct in_addr serverIP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SCII</text:span> string to <text:span text:style-name="T3">numeric</text:span> (struct in_addr):</text:p>
                <text:list>
                  <text:list-item>
                    <text:list>
                      <text:list-item>
                        <text:p><text:span text:style-name="T3">inet_aton</text:span><text:span text:style-name="T4">(“64.114.134.52”, &amp;serverIP);</text:span></text:p>
                      </text:list-item>
                    </text:list>
                  </text:list-item>
                  <text:list-item>
                    <text:p>Beware <text:span text:style-name="T3">octal</text:span>: 226.0.0.037 =&gt; 226.0.0.31!</text:p>
                  </text:list-item>
                </text:list>
              </text:list-item>
              <text:list-item>
                <text:p><text:span text:style-name="T3">Numeric</text:span> to <text:span text:style-name="T3">ASCII</text:span>:</text:p>
                <text:list>
                  <text:list-item>
                    <text:list>
                      <text:list-item>
                        <text:p><text:span text:style-name="T4">cout &lt;&lt; </text:span><text:span text:style-name="T3">inet_ntoa</text:span><text:span text:style-name="T4">( serverIP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Sockets and FLTK</text:p>
          </draw:text-box>
        </draw:frame>
        <draw:frame presentation:style-name="pr5" draw:layer="layout" svg:width="25.199cm" svg:height="14.415cm" svg:x="1.4cm" svg:y="4.507cm" presentation:class="outline" presentation:user-transformed="true">
          <draw:text-box>
            <text:list text:style-name="L2">
              <text:list-item>
                <text:p>Sockets are straight C and <text:span text:style-name="T3">built-in </text:span>to the OS</text:p>
                <text:list>
                  <text:list-item>
                    <text:p><text:span text:style-name="T3">Cygwin</text:span>/Linux: <text:span text:style-name="T4">g++ client.cpp -o client.exe</text:span></text:p>
                  </text:list-item>
                </text:list>
              </text:list-item>
              <text:list-item>
                <text:p>Theoretically, no problems mixing with <text:span text:style-name="T3">FLTK</text:span></text:p>
              </text:list-item>
              <text:list-item>
                <text:p>BUT: <text:span text:style-name="T3">synchronous</text:span> communication <text:span text:style-name="T3">blocks</text:span> while waiting for the other side</text:p>
                <text:list>
                  <text:list-item>
                    <text:p>e.g., server waiting for client to <text:span text:style-name="T3">connect</text:span></text:p>
                  </text:list-item>
                  <text:list-item>
                    <text:p>e.g., waiting to <text:span text:style-name="T3">receive</text:span> message</text:p>
                  </text:list-item>
                </text:list>
              </text:list-item>
              <text:list-item>
                <text:p>Program will appear to <text:span text:style-name="T3">hang</text:span>,<text:line-break/>display won't even refresh!</text:p>
              </text:list-item>
              <text:list-item>
                <text:p>Solution: <text:span text:style-name="T3">multithread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3-23T12:36:45</dc:date>
    <dc:language>en-US</dc:language>
    <meta:editing-cycles>64</meta:editing-cycles>
    <meta:editing-duration>PT39H06M18S</meta:editing-duration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